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currentModel.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odel.addAttribute( Object attribute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currentModel.mergeAttributes( @ Nullable Map &lt; String , ? &gt; attribut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ncurrentModel.putAll( Map &lt; ? extends String , ? &gt; map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Model.addAttribute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ncurrentModel.addAllAttributes( @ Nullable Map &lt; String , ? &gt; attribut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currentModel.addAllAttributes( @ Nullable Collection &lt; ? &gt; attribute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Model.ConcurrentModel( String attributeName ,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odel.Concurren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currentModel.put( String key , @ Nullable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currentModel.get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odel.containsAttribute( String attribut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currentModel.ConcurrentModel(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